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617.22pt">
            <loext:p draw:notify-on-update-of-ranges="Sheet1.A1:Sheet1.A50 Sheet1.B1:Sheet1.B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9092" calcext:value-type="float">
            <text:p>19092</text:p>
          </table:table-cell>
          <table:table-cell office:value-type="float" office:value="10924" calcext:value-type="float">
            <text:p>109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6588" calcext:value-type="float">
            <text:p>65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06" calcext:value-type="float">
            <text:p>17206</text:p>
          </table:table-cell>
          <table:table-cell office:value-type="float" office:value="7472" calcext:value-type="float">
            <text:p>747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10271" calcext:value-type="float">
            <text:p>102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07" calcext:value-type="float">
            <text:p>9207</text:p>
          </table:table-cell>
          <table:table-cell office:value-type="float" office:value="15044" calcext:value-type="float">
            <text:p>150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6" calcext:value-type="float">
            <text:p>9816</text:p>
          </table:table-cell>
          <table:table-cell office:value-type="float" office:value="1870" calcext:value-type="float">
            <text:p>18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6991" calcext:value-type="float">
            <text:p>6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23803" calcext:value-type="float">
            <text:p>238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17804" calcext:value-type="float">
            <text:p>178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872" calcext:value-type="float">
            <text:p>22872</text:p>
          </table:table-cell>
          <table:table-cell office:value-type="float" office:value="3183" calcext:value-type="float">
            <text:p>318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24900" calcext:value-type="float">
            <text:p>249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float" office:value="6219" calcext:value-type="float">
            <text:p>62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13391" calcext:value-type="float">
            <text:p>1339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float" office:value="19267" calcext:value-type="float">
            <text:p>1926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228" calcext:value-type="float">
            <text:p>22228</text:p>
          </table:table-cell>
          <table:table-cell office:value-type="float" office:value="1606" calcext:value-type="float">
            <text:p>160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450" calcext:value-type="float">
            <text:p>15450</text:p>
          </table:table-cell>
          <table:table-cell office:value-type="float" office:value="4382" calcext:value-type="float">
            <text:p>438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442" calcext:value-type="float">
            <text:p>22442</text:p>
          </table:table-cell>
          <table:table-cell office:value-type="float" office:value="24241" calcext:value-type="float">
            <text:p>2424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245" calcext:value-type="float">
            <text:p>21245</text:p>
          </table:table-cell>
          <table:table-cell office:value-type="float" office:value="16671" calcext:value-type="float">
            <text:p>1667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049" calcext:value-type="float">
            <text:p>14049</text:p>
          </table:table-cell>
          <table:table-cell office:value-type="float" office:value="11636" calcext:value-type="float">
            <text:p>1163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84" calcext:value-type="float">
            <text:p>8584</text:p>
          </table:table-cell>
          <table:table-cell office:value-type="float" office:value="16952" calcext:value-type="float">
            <text:p>1695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36" calcext:value-type="float">
            <text:p>24836</text:p>
          </table:table-cell>
          <table:table-cell office:value-type="float" office:value="11533" calcext:value-type="float">
            <text:p>1153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407" calcext:value-type="float">
            <text:p>22407</text:p>
          </table:table-cell>
          <table:table-cell office:value-type="float" office:value="16557" calcext:value-type="float">
            <text:p>1655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98" calcext:value-type="float">
            <text:p>10798</text:p>
          </table:table-cell>
          <table:table-cell office:value-type="float" office:value="3903" calcext:value-type="float">
            <text:p>390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float" office:value="16159" calcext:value-type="float">
            <text:p>1615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float" office:value="22499" calcext:value-type="float">
            <text:p>2249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54" calcext:value-type="float">
            <text:p>11054</text:p>
          </table:table-cell>
          <table:table-cell office:value-type="float" office:value="13046" calcext:value-type="float">
            <text:p>1304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3410" calcext:value-type="float">
            <text:p>134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319" calcext:value-type="float">
            <text:p>18319</text:p>
          </table:table-cell>
          <table:table-cell office:value-type="float" office:value="12157" calcext:value-type="float">
            <text:p>1215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307" calcext:value-type="float">
            <text:p>21307</text:p>
          </table:table-cell>
          <table:table-cell office:value-type="float" office:value="4604" calcext:value-type="float">
            <text:p>460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259" calcext:value-type="float">
            <text:p>13259</text:p>
          </table:table-cell>
          <table:table-cell office:value-type="float" office:value="15312" calcext:value-type="float">
            <text:p>153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792" calcext:value-type="float">
            <text:p>24792</text:p>
          </table:table-cell>
          <table:table-cell office:value-type="float" office:value="15243" calcext:value-type="float">
            <text:p>1524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350" calcext:value-type="float">
            <text:p>16350</text:p>
          </table:table-cell>
          <table:table-cell office:value-type="float" office:value="23971" calcext:value-type="float">
            <text:p>2397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605" calcext:value-type="float">
            <text:p>11605</text:p>
          </table:table-cell>
          <table:table-cell office:value-type="float" office:value="5788" calcext:value-type="float">
            <text:p>578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17" calcext:value-type="float">
            <text:p>19117</text:p>
          </table:table-cell>
          <table:table-cell office:value-type="float" office:value="9517" calcext:value-type="float">
            <text:p>951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616" calcext:value-type="float">
            <text:p>16616</text:p>
          </table:table-cell>
          <table:table-cell office:value-type="float" office:value="20431" calcext:value-type="float">
            <text:p>2043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19926" calcext:value-type="float">
            <text:p>199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float" office:value="9871" calcext:value-type="float">
            <text:p>987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582" calcext:value-type="float">
            <text:p>21582</text:p>
          </table:table-cell>
          <table:table-cell office:value-type="float" office:value="13610" calcext:value-type="float">
            <text:p>1361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946" calcext:value-type="float">
            <text:p>494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1684" calcext:value-type="float">
            <text:p>168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float" office:value="23359" calcext:value-type="float">
            <text:p>2335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417" calcext:value-type="float">
            <text:p>13417</text:p>
          </table:table-cell>
          <table:table-cell office:value-type="float" office:value="19870" calcext:value-type="float">
            <text:p>1987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13788" calcext:value-type="float">
            <text:p>1378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float" office:value="18505" calcext:value-type="float">
            <text:p>1850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210" calcext:value-type="float">
            <text:p>23210</text:p>
          </table:table-cell>
          <table:table-cell office:value-type="float" office:value="19640" calcext:value-type="float">
            <text:p>1964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136" calcext:value-type="float">
            <text:p>18136</text:p>
          </table:table-cell>
          <table:table-cell office:value-type="float" office:value="2446" calcext:value-type="float">
            <text:p>244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359" calcext:value-type="float">
            <text:p>19359</text:p>
          </table:table-cell>
          <table:table-cell office:value-type="float" office:value="12659" calcext:value-type="float">
            <text:p>126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float" office:value="24520" calcext:value-type="float">
            <text:p>2452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12403" calcext:value-type="float">
            <text:p>124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5242" calcext:value-type="float">
            <text:p>524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9:56:16.530511438</meta:creation-date>
    <dc:date>2018-11-28T22:01:34.568972497</dc:date>
    <meta:editing-duration>PT1H43M26S</meta:editing-duration>
    <meta:editing-cycles>1</meta:editing-cycles>
    <meta:document-statistic meta:table-count="1" meta:cell-count="2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50" svg:x="0.32cm" svg:y="0.18cm" svg:width="12.508cm" svg:height="8.64cm">
          <chartooo:coordinate-region svg:x="1.497cm" svg:y="0.379cm" svg:width="10.8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" chart:class="chart:scatter">
            <chart:domain table:cell-range-address="Sheet1.A1:Sheet1.A50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92">
                <text:p>19092</text:p>
                <draw:g>
                  <svg:desc>Sheet1.A1:Sheet1.A50</svg:desc>
                </draw:g>
              </table:table-cell>
              <table:table-cell office:value-type="float" office:value="10924">
                <text:p>10924</text:p>
                <draw:g>
                  <svg:desc>Sheet1.B1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21">
                <text:p>7321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06">
                <text:p>1720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2">
                <text:p>2732</text:p>
              </table:table-cell>
              <table:table-cell office:value-type="float" office:value="10271">
                <text:p>10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07">
                <text:p>9207</text:p>
              </table:table-cell>
              <table:table-cell office:value-type="float" office:value="15044">
                <text:p>15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16">
                <text:p>9816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31">
                <text:p>7031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00">
                <text:p>18700</text:p>
              </table:table-cell>
              <table:table-cell office:value-type="float" office:value="23803">
                <text:p>23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260">
                <text:p>18260</text:p>
              </table:table-cell>
              <table:table-cell office:value-type="float" office:value="17804">
                <text:p>17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872">
                <text:p>22872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96">
                <text:p>8796</text:p>
              </table:table-cell>
              <table:table-cell office:value-type="float" office:value="24900">
                <text:p>24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36">
                <text:p>6736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61">
                <text:p>5561</text:p>
              </table:table-cell>
              <table:table-cell office:value-type="float" office:value="13391">
                <text:p>13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84">
                <text:p>7184</text:p>
              </table:table-cell>
              <table:table-cell office:value-type="float" office:value="19267">
                <text:p>19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228">
                <text:p>22228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50">
                <text:p>15450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42">
                <text:p>22442</text:p>
              </table:table-cell>
              <table:table-cell office:value-type="float" office:value="24241">
                <text:p>242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245">
                <text:p>21245</text:p>
              </table:table-cell>
              <table:table-cell office:value-type="float" office:value="16671">
                <text:p>16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49">
                <text:p>14049</text:p>
              </table:table-cell>
              <table:table-cell office:value-type="float" office:value="11636">
                <text:p>11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84">
                <text:p>8584</text:p>
              </table:table-cell>
              <table:table-cell office:value-type="float" office:value="16952">
                <text:p>16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836">
                <text:p>24836</text:p>
              </table:table-cell>
              <table:table-cell office:value-type="float" office:value="11533">
                <text:p>11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407">
                <text:p>22407</text:p>
              </table:table-cell>
              <table:table-cell office:value-type="float" office:value="16557">
                <text:p>16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798">
                <text:p>10798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65">
                <text:p>5065</text:p>
              </table:table-cell>
              <table:table-cell office:value-type="float" office:value="16159">
                <text:p>16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72">
                <text:p>6672</text:p>
              </table:table-cell>
              <table:table-cell office:value-type="float" office:value="22499">
                <text:p>22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54">
                <text:p>11054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7">
                <text:p>1647</text:p>
              </table:table-cell>
              <table:table-cell office:value-type="float" office:value="13410">
                <text:p>134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319">
                <text:p>18319</text:p>
              </table:table-cell>
              <table:table-cell office:value-type="float" office:value="12157">
                <text:p>121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307">
                <text:p>21307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259">
                <text:p>13259</text:p>
              </table:table-cell>
              <table:table-cell office:value-type="float" office:value="15312">
                <text:p>15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792">
                <text:p>24792</text:p>
              </table:table-cell>
              <table:table-cell office:value-type="float" office:value="15243">
                <text:p>15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50">
                <text:p>16350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05">
                <text:p>11605</text:p>
              </table:table-cell>
              <table:table-cell office:value-type="float" office:value="5788">
                <text:p>5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117">
                <text:p>19117</text:p>
              </table:table-cell>
              <table:table-cell office:value-type="float" office:value="9517">
                <text:p>9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616">
                <text:p>16616</text:p>
              </table:table-cell>
              <table:table-cell office:value-type="float" office:value="20431">
                <text:p>20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3">
                <text:p>4663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25">
                <text:p>9425</text:p>
              </table:table-cell>
              <table:table-cell office:value-type="float" office:value="9871">
                <text:p>9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582">
                <text:p>21582</text:p>
              </table:table-cell>
              <table:table-cell office:value-type="float" office:value="13610">
                <text:p>136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6">
                <text:p>1186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50">
                <text:p>7850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46">
                <text:p>14446</text:p>
              </table:table-cell>
              <table:table-cell office:value-type="float" office:value="23359">
                <text:p>233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417">
                <text:p>13417</text:p>
              </table:table-cell>
              <table:table-cell office:value-type="float" office:value="19870">
                <text:p>198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57">
                <text:p>10557</text:p>
              </table:table-cell>
              <table:table-cell office:value-type="float" office:value="13788">
                <text:p>13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27">
                <text:p>11427</text:p>
              </table:table-cell>
              <table:table-cell office:value-type="float" office:value="18505">
                <text:p>18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210">
                <text:p>23210</text:p>
              </table:table-cell>
              <table:table-cell office:value-type="float" office:value="19640">
                <text:p>196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136">
                <text:p>18136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59">
                <text:p>19359</text:p>
              </table:table-cell>
              <table:table-cell office:value-type="float" office:value="12659">
                <text:p>126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69">
                <text:p>7969</text:p>
              </table:table-cell>
              <table:table-cell office:value-type="float" office:value="24520">
                <text:p>245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68">
                <text:p>4268</text:p>
              </table:table-cell>
              <table:table-cell office:value-type="float" office:value="12403">
                <text:p>124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52">
                <text:p>5952</text:p>
              </table:table-cell>
              <table:table-cell office:value-type="float" office:value="5242">
                <text:p>5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